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4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154cm" loext:decorative="false"/>
      <style:paragraph-properties style:writing-mode="lr-tb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2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3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gradient" draw:fill-color="#b4c7dc" draw:fill-gradient-name="Pastel_20_Bouquet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gradient" draw:fill-color="#b4c7dc" draw:fill-gradient-name="Gradient_20_9"/>
      <style:paragraph-properties fo:text-align="center"/>
    </style:style>
    <style:style style:name="P10" style:family="paragraph">
      <loext:graphic-properties draw:fill="gradient" draw:fill-color="#666666" draw:fill-gradient-name="Gradient_20_115"/>
      <style:paragraph-properties fo:text-align="center"/>
    </style:style>
    <style:style style:name="P11" style:family="paragraph">
      <loext:graphic-properties draw:fill="gradient" draw:fill-gradient-name="Pastel_20_Bouquet"/>
      <style:paragraph-properties fo:text-align="center"/>
    </style:style>
    <style:style style:name="P12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3" style:family="paragraph">
      <loext:graphic-properties draw:fill="gradient" draw:fill-gradient-name="Gradient_20_376" draw:opacity="100%"/>
      <style:paragraph-properties fo:text-align="center"/>
    </style:style>
    <style:style style:name="P14" style:family="paragraph">
      <loext:graphic-properties draw:fill="gradient" draw:fill-color="#666666" draw:fill-gradient-name="Gradient_20_377"/>
      <style:paragraph-properties fo:text-align="center"/>
    </style:style>
    <style:style style:name="P15" style:family="paragraph">
      <loext:graphic-properties draw:fill="gradient" draw:fill-gradient-name="Gradient_20_377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0.202cm" svg:height="0.76cm" svg:x="2.219cm" svg:y="3.8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279cm" svg:height="0.528cm" svg:x="2.18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88cm" svg:height="0.388cm" svg:x="2.22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202cm" svg:height="0.76cm" svg:x="2.859cm" svg:y="3.8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279cm" svg:height="0.528cm" svg:x="2.82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88cm" svg:height="0.388cm" svg:x="2.86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202cm" svg:height="0.76cm" svg:x="3.479cm" svg:y="3.8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279cm" svg:height="0.528cm" svg:x="3.441cm" svg:y="4.297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88cm" svg:height="0.388cm" svg:x="3.486cm" svg:y="4.379cm">
            <draw:glue-point draw:id="4" svg:x="-0.075cm" svg:y="4.95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5" draw:layer="layout" svg:width="2.565cm" svg:height="2.54cm" svg:x="1.668cm" svg:y="1.66cm">
          <text:p text:style-name="P4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245cm" svg:height="0.489cm" svg:x="2.263cm" svg:y="4.334cm">
          <draw:text-box>
            <text:p><text:span text:style-name="T1">3</text:span></text:p>
          </draw:text-box>
        </draw:frame>
        <draw:frame draw:style-name="gr7" draw:text-style-name="P6" draw:layer="layout" svg:width="0.245cm" svg:height="0.489cm" svg:x="2.909cm" svg:y="4.335cm">
          <draw:text-box>
            <text:p><text:span text:style-name="T1">2</text:span></text:p>
          </draw:text-box>
        </draw:frame>
        <draw:frame draw:style-name="gr7" draw:text-style-name="P6" draw:layer="layout" svg:width="0.245cm" svg:height="0.489cm" svg:x="3.525cm" svg:y="4.336cm">
          <draw:text-box>
            <text:p><text:span text:style-name="T1">1</text:span></text:p>
          </draw:text-box>
        </draw:frame>
        <draw:g draw:style-name="gr2">
          <draw:custom-shape draw:style-name="gr8" draw:text-style-name="P7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8" draw:text-style-name="P7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10" draw:text-style-name="P9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9" draw:text-style-name="P8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9" draw:text-style-name="P8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1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2">
          <draw:path draw:style-name="gr12" draw:text-style-name="P10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3" draw:text-style-name="P11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14" draw:text-style-name="P12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5" draw:text-style-name="P13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path draw:style-name="gr16" draw:text-style-name="P14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7" draw:text-style-name="P15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6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7" draw:text-style-name="P6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7" draw:text-style-name="P6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7" draw:text-style-name="P6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7" draw:text-style-name="P6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7" draw:text-style-name="P6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7" draw:text-style-name="P6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7" draw:text-style-name="P6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7" draw:text-style-name="P6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7" draw:text-style-name="P6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7" draw:text-style-name="P6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7" draw:text-style-name="P6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7" draw:text-style-name="P6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7" draw:text-style-name="P6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7" draw:text-style-name="P6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7" draw:text-style-name="P6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7" draw:text-style-name="P6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7" draw:text-style-name="P6" draw:layer="layout" svg:width="0.245cm" svg:height="0.489cm" svg:x="10.992cm" svg:y="1.779cm">
          <draw:text-box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axial" draw:start-color="#b2b2b2" draw:end-color="#666666" draw:start-intensity="100%" draw:end-intensity="100%" draw:angle="30deg" draw:border="0%">
      <loext:gradient-stop svg:offset="0" loext:color-type="rgb" loext:color-value="#b2b2b2"/>
      <loext:gradient-stop svg:offset="1" loext:color-type="rgb" loext:color-value="#6666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1-24T19:46:07.008268620</dc:date>
    <meta:editing-duration>PT16H12M2S</meta:editing-duration>
    <meta:editing-cycles>5</meta:editing-cycles>
    <meta:generator>LibreOffice/24.2.7.2$Linux_X86_64 LibreOffice_project/420$Build-2</meta:generator>
    <meta:document-statistic meta:object-count="76"/>
  </office:meta>
</office:document-meta>
</file>